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wiss" svg:panose-1="0 0 0 0 0 0 0 0 0 0"/>
    <style:font-face style:name="ArialMT,Bold" svg:font-family="ArialMT,Bold" style:font-family-generic="swiss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/>
        <style:text-properties style:font-name="ArialMT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  <style:text-properties style:font-name="ArialMT,Bold" style:font-name-complex="ArialMT,Bold" fo:font-weight="bold" style:font-weight-asian="bold" style:font-weight-complex="bold" fo:color="#1F1A17"/>
    </style:style>
    <style:style style:name="P3" style:parent-style-name="Normal" style:family="paragraph">
      <style:paragraph-properties style:text-autospace="none" fo:margin-bottom="0in" fo:line-height="100%"/>
      <style:text-properties style:font-name="ArialMT,Bold" style:font-name-complex="ArialMT,Bold" fo:font-weight="bold" style:font-weight-asian="bold" style:font-weight-complex="bold" fo:color="#1F1A17"/>
    </style:style>
    <style:style style:name="P4" style:parent-style-name="Normal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5" style:parent-style-name="Normal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6" style:parent-style-name="Normal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7" style:parent-style-name="Normal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8" style:parent-style-name="Normal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9" style:parent-style-name="Normal" style:family="paragraph">
      <style:paragraph-properties style:text-autospace="none" fo:margin-bottom="0in" fo:line-height="100%"/>
      <style:text-properties style:font-name="ArialMT,Bold" style:font-name-complex="ArialMT,Bold" fo:font-weight="bold" style:font-weight-asian="bold" style:font-weight-complex="bold" fo:color="#1F1A17"/>
    </style:style>
    <style:style style:name="P10" style:parent-style-name="Normal" style:family="paragraph">
      <style:paragraph-properties style:text-autospace="none" fo:margin-bottom="0in" fo:line-height="100%"/>
      <style:text-properties style:font-name="ArialMT,Bold" style:font-name-complex="ArialMT,Bold" fo:font-weight="bold" style:font-weight-asian="bold" style:font-weight-complex="bold" fo:color="#1F1A17"/>
    </style:style>
    <style:style style:name="P11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2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3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4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5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6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7" style:parent-style-name="ParágrafodaLista" style:list-style-name="LFO2" style:family="paragraph">
      <style:paragraph-properties style:text-autospace="none" fo:margin-bottom="0in" fo:line-height="100%"/>
      <style:text-properties style:font-name="ArialMT" style:font-name-complex="ArialMT" fo:color="#1F1A17"/>
    </style:style>
    <style:style style:name="P18" style:parent-style-name="ParágrafodaLista" style:list-style-name="LFO2" style:family="paragraph"/>
    <style:style style:name="T19" style:parent-style-name="Fonteparág.padrão" style:family="text">
      <style:text-properties style:font-name="ArialMT" style:font-name-complex="ArialMT" fo:color="#1F1A17"/>
    </style:style>
  </office:automatic-styles>
  <office:body>
    <office:text text:use-soft-page-breaks="true">
      <text:p text:style-name="P1">Especificação DIO:</text:p>
      <text:p text:style-name="Normal"/>
      <text:p text:style-name="P2">APLICAÇÕES</text:p>
      <text:p text:style-name="P3"/>
      <text:p text:style-name="P4">O Distribuidor Interno Óptico padrão 19” é constituído de módulos internos para</text:p>
      <text:p text:style-name="P5">até 12 emendas ópticas, com seus respectivos pig-tails e adaptadores.</text:p>
      <text:p text:style-name="P6">Sua principal utilização é a distribuição, organização, derivação e identificação</text:p>
      <text:p text:style-name="P7">das fibras.</text:p>
      <text:p text:style-name="P8"/>
      <text:p text:style-name="P9">CARACTERÍSTICAS</text:p>
      <text:p text:style-name="P10"/>
      <text:list text:style-name="LFO2" text:continue-numbering="true">
        <text:list-item>
          <text:p text:style-name="P11">Estrutura em aço SAE 1010 de 1,2mm</text:p>
        </text:list-item>
        <text:list-item>
          <text:p text:style-name="P12">Padrão 19” próprio para instalação em Racks 19”</text:p>
        </text:list-item>
        <text:list-item>
          <text:p text:style-name="P13">Frente em acrílico fumê de 4mm</text:p>
        </text:list-item>
        <text:list-item>
          <text:p text:style-name="P14">Painel de distribuição</text:p>
        </text:list-item>
        <text:list-item>
          <text:p text:style-name="P15">Bandeja p/ acomodação das emendas</text:p>
        </text:list-item>
        <text:list-item>
          <text:p text:style-name="P16">Protetores de Emenda</text:p>
        </text:list-item>
        <text:list-item>
          <text:p text:style-name="P17">Adaptadores e Pig-tails<text:s/>LC</text:p>
        </text:list-item>
        <text:list-item>
          <text:p text:style-name="P18"><text:span text:style-name="T19">Acabamento: epoxi beg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wiss" svg:panose-1="0 0 0 0 0 0 0 0 0 0"/>
    <style:font-face style:name="ArialMT,Bold" svg:font-family="ArialMT,Bold" style:font-family-generic="swiss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MT" style:font-name-asian="Calibri" style:font-name-complex="ArialM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/>
        <style:text-properties style:font-name="ArialMT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orena</meta:initial-creator>
    <dc:creator>lorena</dc:creator>
    <meta:creation-date>2012-06-14T18:22:00Z</meta:creation-date>
    <dc:date>2012-06-15T04:23:00Z</dc:date>
    <meta:template xlink:href="Normal" xlink:type="simple"/>
    <meta:editing-cycles>1</meta:editing-cycles>
    <meta:editing-duration>PT960S</meta:editing-duration>
    <meta:document-statistic meta:page-count="1" meta:paragraph-count="1" meta:word-count="83" meta:character-count="535" meta:row-count="3" meta:non-whitespace-character-count="453"/>
  </office:meta>
</office:document-meta>
</file>